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0.3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82.6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Generated on 2018-05-15 23:52:02 UTC <text:s text:c="29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/>
          <table:table-cell office:value-type="string" calcext:value-type="string">
            <text:p>Added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5.64.94.20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7" calcext:value-type="date">
            <text:p>2018-05-17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0.191.38.7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5"/>
        </table:table-row>
        <table:table-row table:style-name="ro1">
          <table:table-cell office:value-type="float" office:value="112226252249" calcext:value-type="float">
            <text:p>112.226.252.24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5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210.189.6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6.75.50.3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4.86.83.14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Telecom (Group)</text:p>
          </table:table-cell>
          <table:table-cell office:value-type="string" calcext:value-type="string">
            <text:p>AS48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0.12.183.16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ng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3.131.83.11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.288 Fu-chun Road</text:p>
          </table:table-cell>
          <table:table-cell office:value-type="string" calcext:value-type="string">
            <text:p>AS584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1.38.12.1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ip13.ip-51-38-12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5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5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5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0.34.195.22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Cable &amp; Wireless Panama</text:p>
          </table:table-cell>
          <table:table-cell office:value-type="string" calcext:value-type="string">
            <text:p>AS11556</text:p>
          </table:table-cell>
          <table:table-cell table:number-columns-repeated="1015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Petersburg Internet Network ltd.</text:p>
          </table:table-cell>
          <table:table-cell office:value-type="string" calcext:value-type="string">
            <text:p>AS44050</text:p>
          </table:table-cell>
          <table:table-cell table:number-columns-repeated="1015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7" calcext:value-type="date">
            <text:p>2018-05-17</text:p>
          </table:table-cell>
          <table:table-cell/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Petersburg Internet Network ltd.</text:p>
          </table:table-cell>
          <table:table-cell office:value-type="string" calcext:value-type="string">
            <text:p>AS44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7" calcext:value-type="date">
            <text:p>2018-05-17</text:p>
          </table:table-cell>
          <table:table-cell office:value-type="string" calcext:value-type="string">
            <text:p>group-ib.com</text:p>
          </table:table-cell>
          <table:table-cell office:value-type="string" calcext:value-type="string">
            <text:p>Seychel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e Aux Pins</text:p>
          </table:table-cell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5"/>
        </table:table-row>
        <table:table-row table:style-name="ro1">
          <table:table-cell office:value-type="float" office:value="89248168171" calcext:value-type="float">
            <text:p>89.248.168.17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5"/>
        </table:table-row>
        <table:table-row table:style-name="ro1">
          <table:table-cell office:value-type="float" office:value="13229247253" calcext:value-type="float">
            <text:p>13.229.247.25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7" calcext:value-type="date">
            <text:p>2018-05-17</text:p>
          </table:table-cell>
          <table:table-cell office:value-type="string" calcext:value-type="string">
            <text:p>ec2-13-229-247-253.ap-southeast-1.compute.amazonaws.com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Amazon.com <text:s/>Inc.</text:p>
          </table:table-cell>
          <table:table-cell office:value-type="string" calcext:value-type="string">
            <text:p>AS165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4.255.148.4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7" calcext:value-type="date">
            <text:p>2018-05-17</text:p>
          </table:table-cell>
          <table:table-cell office:value-type="string" calcext:value-type="string">
            <text:p>ec2-54-255-148-42.ap-southeast-1.compute.amazonaws.com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Amazon.com <text:s/>Inc.</text:p>
          </table:table-cell>
          <table:table-cell office:value-type="string" calcext:value-type="string">
            <text:p>AS16509</text:p>
          </table:table-cell>
          <table:table-cell table:number-columns-repeated="1015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0.130.142.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olindtabaen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Eonix Corporation</text:p>
          </table:table-cell>
          <table:table-cell office:value-type="string" calcext:value-type="string">
            <text:p>AS62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8.20.69.9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census2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6.52.43.10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7" calcext:value-type="date">
            <text:p>2018-05-17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6.52.43.12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5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6.84.6.7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s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Panix Network Information Center</text:p>
          </table:table-cell>
          <table:table-cell office:value-type="string" calcext:value-type="string">
            <text:p>AS2033</text:p>
          </table:table-cell>
          <table:table-cell table:number-columns-repeated="1015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247196" calcext:value-type="float">
            <text:p>184.105.247.19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5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5"/>
        </table:table-row>
        <table:table-row table:style-name="ro1">
          <table:table-cell office:value-type="float" office:value="107170194232" calcext:value-type="float">
            <text:p>107.170.194.23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5"/>
        </table:table-row>
        <table:table-row table:style-name="ro1">
          <table:table-cell office:value-type="float" office:value="107170226158" calcext:value-type="float">
            <text:p>107.170.226.15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zg-0509c-72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5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7.170.229.7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zg-0509d-23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7.170.237.8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7.170.246.8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zg-0509b-80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4.153.64.24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ec2-54-153-64-247.us-west-1.compute.amazonaws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Amazon.com <text:s/>Inc.</text:p>
          </table:table-cell>
          <table:table-cell office:value-type="string" calcext:value-type="string">
            <text:p>AS165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7.99.168.19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5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2.208.119.4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7" calcext:value-type="date">
            <text:p>2018-05-17</text:p>
          </table:table-cell>
          <table:table-cell/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NYI</text:p>
          </table:table-cell>
          <table:table-cell office:value-type="string" calcext:value-type="string">
            <text:p>AS114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table:style-name="ce5" office:value-type="date" office:date-value="2018-05-10" calcext:value-type="date">
            <text:p>2018-05-10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5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osts-ip'.A8:'hosts-ip'.I298" table:contains-header="false">
          <table:sort>
            <table:sort-by table:field-number="4" table:data-type="automatic"/>
            <table:sort-by table:field-number="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-00-0000</text:date>, <text:time style:data-style-name="N2" text:time-value="19:51:11.17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9:54:31.385000000</dc:date>
    <meta:editing-duration>PT18M7S</meta:editing-duration>
    <meta:editing-cycles>11</meta:editing-cycles>
    <meta:generator>LibreOffice/5.4.3.2$Windows_X86_64 LibreOffice_project/92a7159f7e4af62137622921e809f8546db437e5</meta:generator>
    <meta:document-statistic meta:table-count="1" meta:cell-count="2287" meta:object-count="0"/>
  </office:meta>
</office:document-meta>
</file>